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ial Black" svg:font-family="'Arial Black'" style:font-pitch="variable"/>
    <style:font-face style:name="Capture it 2" svg:font-family="'Capture it 2'"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svg:font-family="'Droid Sans'"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roid Sans"/>
    </style:style>
    <style:style style:name="P2" style:family="paragraph" style:parent-style-name="Standard">
      <style:text-properties style:font-name="Droid Sans" fo:font-weight="bold" style:font-weight-asian="bold" style:font-weight-complex="bold"/>
    </style:style>
    <style:style style:name="P3" style:family="paragraph" style:parent-style-name="Standard" style:list-style-name="L1">
      <style:text-properties style:font-name="Droid Sans" fo:font-weight="bold" style:font-weight-asian="bold" style:font-weight-complex="bold"/>
    </style:style>
    <style:style style:name="P4" style:family="paragraph" style:parent-style-name="Standard" style:list-style-name="L4">
      <style:text-properties style:font-name="Droid Sans" fo:font-weight="bold" style:font-weight-asian="bold" style:font-weight-complex="bold"/>
    </style:style>
    <style:style style:name="P5" style:family="paragraph" style:parent-style-name="Standard">
      <style:text-properties style:font-name="Droid Sans" fo:font-weight="normal" style:font-weight-asian="normal" style:font-weight-complex="normal"/>
    </style:style>
    <style:style style:name="P6" style:family="paragraph" style:parent-style-name="Standard" style:list-style-name="L4">
      <style:text-properties style:font-name="Droid Sans" fo:font-weight="normal" style:font-weight-asian="normal" style:font-weight-complex="normal"/>
    </style:style>
    <style:style style:name="P7" style:family="paragraph" style:parent-style-name="Standard">
      <style:paragraph-properties fo:margin-left="1.251cm" fo:margin-right="0cm" fo:text-indent="0cm" style:auto-text-indent="false"/>
      <style:text-properties style:font-name="Droid Sans"/>
    </style:style>
    <style:style style:name="P8" style:family="paragraph" style:parent-style-name="Standard">
      <style:paragraph-properties fo:margin-left="1.251cm" fo:margin-right="0cm" fo:text-indent="0cm" style:auto-text-indent="false"/>
      <style:text-properties style:font-name="Droid Sans" fo:font-weight="normal" style:font-weight-asian="normal" style:font-weight-complex="normal"/>
    </style:style>
    <style:style style:name="T1" style:family="text">
      <style:text-properties style:font-name="Droid Sans"/>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Project Leaping Cliff </text:span></text:p>
      <text:p text:style-name="Subtitle"><text:span text:style-name="T1">Notulen 4-11-2013</text:span></text:p>
      <text:p text:style-name="Subtitle"><text:span text:style-name="T1">Eerste vergadering blok 6</text:span></text:p>
      <text:p text:style-name="Standard"><text:span text:style-name="T1"/></text:p>
      <text:list xml:id="list1252862823" text:style-name="L1">
        <text:list-item>
          <text:p text:style-name="P3">Ingekomen mededelingen:</text:p>
        </text:list-item>
      </text:list>
      <text:p text:style-name="P7">Nvt.</text:p>
      <text:p text:style-name="P7">(Evt. Feedbackbespreking)</text:p>
      <text:p text:style-name="P1"/>
      <text:list xml:id="list186461326" text:continue-numbering="true" text:style-name="L1">
        <text:list-item>
          <text:p text:style-name="P3">Nieuwe groepsgenoot:</text:p>
        </text:list-item>
      </text:list>
      <text:p text:style-name="P8">Merijn stelt zich even voor. Hij komt uit groep D.</text:p>
      <text:p text:style-name="P5"/>
      <text:list xml:id="list712348442" text:continue-numbering="true" text:style-name="L1">
        <text:list-item>
          <text:p text:style-name="P3">Nieuwe second hand:</text:p>
        </text:list-item>
      </text:list>
      <text:p text:style-name="P8">Joost is de nieuwe second hand, hij maakt notulen en geeft “Advies” over de technische aspecten. Hierdoor zou de duidelijkheid in de groep beter moeten worden en is de planning waarschijnlijk realistischer. De urenregistratie wordt verbeterd waar mogelijk. </text:p>
      <text:p text:style-name="P5"/>
      <text:list xml:id="list625978940" text:continue-numbering="true" text:style-name="L1">
        <text:list-item>
          <text:p text:style-name="P3">Nieuw planningssysteem</text:p>
        </text:list-item>
      </text:list>
      <text:p text:style-name="P8">Planning wordt tegenwoordig gedaan via <text:a xlink:type="simple" xlink:href="http://flux.den-networks.net/">http://flux.den-networks.net/</text:a> . Hier kun je de planning bijhouden, en is gemakkelijk te zien welke taken aan wie toegewezen staan.</text:p>
      <text:p text:style-name="P8">Hier wordt ook een afwezigheidsfunctie gebruikt om aan te geven wanneer je niet beschikbaar bent. Mededelingen kunnen worden gepost, waardoor iedereen op de hoogte kan worden gehouden. Het planningssysteem is in een test-fase, dus het betreft een experiment. Mocht het niet werken, stappen we over naar het oude systeem. Dennis stuurt nog een mailtje over de handleiding hoe dit systeem te gebruiken.</text:p>
      <text:p text:style-name="P8"/>
      <text:list xml:id="list612850136" text:style-name="L4">
        <text:list-item>
          <text:p text:style-name="P4">Nieuwe regels en afspraken bepalen</text:p>
          <text:p text:style-name="P6">Er worden in de groep regels afgesproken. Deze worden vastgelegd in een document. </text:p>
        </text:list-item>
      </text:list>
      <text:p text:style-name="P5"/>
      <text:list xml:id="list1265137466" text:continue-numbering="true" text:style-name="L4">
        <text:list-item>
          <text:p text:style-name="P4">Rondvraag</text:p>
          <text:p text:style-name="P6">Er zijn geen vragen voor de rondvraag.</text:p>
        </text:list-item>
      </text:list>
      <text:p text:style-name="P5"/>
      <text:list xml:id="list819150133" text:continue-numbering="true" text:style-name="L4">
        <text:list-item>
          <text:p text:style-name="P4">Bespreken feedback uit opdracht</text:p>
          <text:p text:style-name="P6">Niet alle eigenschappen van requirements waren volledig ingevuld.</text:p>
          <text:p text:style-name="P6">Bijgewerkt producten (BDS en PUCS) was voldoende.</text:p>
          <text:p text:style-name="P6">PUC-diagram was matig. Er ontbrak consistentie.</text:p>
        </text:list-item>
      </text:list>
      <text:p text:style-name="P5"/>
      <text:list xml:id="list1902713482" text:continue-numbering="true" text:style-name="L4">
        <text:list-item>
          <text:p text:style-name="P4">Volgende bijeenkomst</text:p>
          <text:p text:style-name="P6">Tijdens de projectles op vrijdag 6-11-2013</text:p>
        </text:list-item>
      </text:list>
      <text:p text:style-name="P5"/>
      <text:list xml:id="list2053362541" text:continue-numbering="true" text:style-name="L4">
        <text:list-item>
          <text:p text:style-name="P4">Sluiting</text:p>
        </text:list-item>
      </text:list>
      <text:p text:style-name="P2"><text:tab/><text:span text:style-name="T2">Dennis vraagt nog of er vragen zijn. Er wordt niet gereageerd.</text:span></text:p>
      <text:p text:style-name="P5"/>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Arial Black" svg:font-family="'Arial Black'" style:font-pitch="variable"/>
    <style:font-face style:name="Capture it 2" svg:font-family="'Capture it 2'"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svg:font-family="'Droid Sans'"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1cm" fo:margin-bottom="0.101cm"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4T12:35:11</meta:creation-date>
    <dc:date>2013-11-04T13:30:02</dc:date>
    <meta:editing-duration>PT4M55S</meta:editing-duration>
    <meta:editing-cycles>1</meta:editing-cycles>
    <meta:document-statistic meta:table-count="0" meta:image-count="0" meta:object-count="0" meta:page-count="1" meta:paragraph-count="25" meta:word-count="237" meta:character-count="1552" meta:non-whitespace-character-count="1347"/>
    <meta:generator>LibreOffice/3.5$Linux_X86_64 LibreOffice_project/350m1$Build-2</meta:generator>
  </office:meta>
</office:document-meta>
</file>